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ussian Collision, Characteristic BC (n=11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nsteady Lid Driven, Characteris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 run</text:p>
          </table:table-cell>
          <table:table-cell table:number-columns-repeated="2"/>
          <table:table-cell office:value-type="string" calcext:value-type="string">
            <text:p>To run</text:p>
          </table:table-cell>
          <table:table-cell table:number-columns-repeated="3"/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6:38:09.147694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29T16:38:24.751760342</dc:date>
    <meta:editing-duration>PT9H6M23S</meta:editing-duration>
    <meta:editing-cycles>31</meta:editing-cycles>
    <meta:generator>LibreOffice/6.1.2.1$Linux_X86_64 LibreOffice_project/10$Build-1</meta:generator>
    <meta:document-statistic meta:table-count="1" meta:cell-count="57" meta:object-count="0"/>
  </office:meta>
</office:document-meta>
</file>